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1;2</text:p>
          </table:table-cell>
          <table:table-cell table:number-columns-repeated="1638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19" table:style-name="ce3">
            <text:p>19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5;6</text:p>
          </table:table-cell>
          <table:table-cell table:number-columns-repeated="1638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office:value-type="float" office:value="10" table:style-name="ce4">
            <text:p>10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6:25:18Z</dc:date>
  </office:meta>
</office:document-meta>
</file>